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zona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lanta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4.9" calcext:value-type="float">
            <text:p>4.9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ncinnati</text:p>
          </table:table-cell>
          <table:table-cell office:value-type="float" office:value="5.1" calcext:value-type="float">
            <text:p>5.1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float" office:value="5.2" calcext:value-type="float">
            <text:p>5.2</text:p>
          </table:table-cell>
          <table:table-cell office:value-type="float" office:value="4.6" calcext:value-type="float">
            <text:p>4.6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troit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uston</text:p>
          </table:table-cell>
          <table:table-cell office:value-type="float" office:value="5.1" calcext:value-type="float">
            <text:p>5.1</text:p>
          </table:table-cell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office:value-type="float" office:value="4.8" calcext:value-type="float">
            <text:p>4.8</text:p>
          </table:table-cell>
          <table:table-cell office:value-type="float" office:value="7.1" calcext:value-type="float">
            <text:p>7.1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cksonville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office:value-type="float" office:value="3.8" calcext:value-type="float">
            <text:p>3.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nsas City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nesota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Jets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6.1" calcext:value-type="float">
            <text:p>6.1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akland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adelphia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tsburgh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Diego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office:value-type="float" office:value="4.3" calcext:value-type="float">
            <text:p>4.3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attle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 Louis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nessee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shington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